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4.7042in" style:rel-column-width="6774*"/>
    </style:style>
    <style:style style:name="Table9.C" style:family="table-column">
      <style:table-column-properties style:column-width="0.1632in" style:rel-column-width="235*"/>
    </style:style>
    <style:style style:name="Table9.D" style:family="table-column">
      <style:table-column-properties style:column-width="2.4285in" style:rel-column-width="3497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D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7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9.D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d255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11337376">
          <table:table-cell table:style-name="Table9.A2" office:value-type="string">
            <text:p text:style-name="P42"/>
          </table:table-cell>
          <table:table-cell table:style-name="Table9.B2" office:value-type="string">
            <text:p text:style-name="P4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/>
          </table:table-cell>
        </table:table-row>
        <table:table-row table:style-name="TableLine319601133737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7" office:value-type="string">
            <text:p text:style-name="P29"/>
          </table:table-cell>
          <table:table-cell table:style-name="Table9.B7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D7" office:value-type="string">
            <text:p text:style-name="P22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><text:soft-page-break/></text:p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52:41.514000000</dc:date>
    <meta:editing-duration>P1DT7H22M52S</meta:editing-duration>
    <meta:editing-cycles>809</meta:editing-cycles>
    <meta:document-statistic meta:table-count="9" meta:image-count="0" meta:object-count="0" meta:page-count="4" meta:paragraph-count="129" meta:word-count="377" meta:character-count="2428" meta:non-whitespace-character-count="2175"/>
  </office:meta>
</office:document-meta>
</file>